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2dc71f"/>
    </style:style>
    <style:style style:name="P3" style:family="paragraph" style:parent-style-name="Standard">
      <style:paragraph-properties fo:text-align="center" style:justify-single-word="false"/>
      <style:text-properties officeooo:rsid="0005c47e" officeooo:paragraph-rsid="0005c47e"/>
    </style:style>
    <style:style style:name="P4" style:family="paragraph" style:parent-style-name="Standard">
      <style:paragraph-properties fo:text-align="center" style:justify-single-word="false"/>
      <style:text-properties officeooo:rsid="0005c47e" officeooo:paragraph-rsid="0006fabe"/>
    </style:style>
    <style:style style:name="P5" style:family="paragraph" style:parent-style-name="Standard">
      <style:paragraph-properties fo:text-align="start" style:justify-single-word="false"/>
      <style:text-properties officeooo:rsid="0005c47e" officeooo:paragraph-rsid="0005c47e"/>
    </style:style>
    <style:style style:name="P6" style:family="paragraph" style:parent-style-name="Standard">
      <style:paragraph-properties fo:text-align="start" style:justify-single-word="false"/>
      <style:text-properties officeooo:rsid="00063581" officeooo:paragraph-rsid="00063581"/>
    </style:style>
    <style:style style:name="P7" style:family="paragraph" style:parent-style-name="Standard">
      <style:paragraph-properties fo:text-align="start" style:justify-single-word="false"/>
      <style:text-properties officeooo:rsid="00066f35" officeooo:paragraph-rsid="00066f35"/>
    </style:style>
    <style:style style:name="P8" style:family="paragraph" style:parent-style-name="Standard">
      <style:paragraph-properties fo:text-align="start" style:justify-single-word="false"/>
      <style:text-properties officeooo:rsid="00066f35" officeooo:paragraph-rsid="0007b7f6"/>
    </style:style>
    <style:style style:name="P9" style:family="paragraph" style:parent-style-name="Standard">
      <style:paragraph-properties fo:text-align="start" style:justify-single-word="false"/>
      <style:text-properties officeooo:rsid="000a61f3" officeooo:paragraph-rsid="000a61f3"/>
    </style:style>
    <style:style style:name="P10" style:family="paragraph" style:parent-style-name="Standard">
      <style:paragraph-properties fo:text-align="start" style:justify-single-word="false"/>
      <style:text-properties officeooo:rsid="000baf5e" officeooo:paragraph-rsid="000baf5e"/>
    </style:style>
    <style:style style:name="P11" style:family="paragraph" style:parent-style-name="Standard">
      <style:paragraph-properties fo:text-align="start" style:justify-single-word="false"/>
      <style:text-properties officeooo:rsid="00104817" officeooo:paragraph-rsid="00104817"/>
    </style:style>
    <style:style style:name="P12" style:family="paragraph" style:parent-style-name="Standard">
      <style:paragraph-properties fo:text-align="start" style:justify-single-word="false"/>
      <style:text-properties officeooo:rsid="00137395" officeooo:paragraph-rsid="00137395"/>
    </style:style>
    <style:style style:name="P13" style:family="paragraph" style:parent-style-name="Standard">
      <style:paragraph-properties fo:text-align="start" style:justify-single-word="false"/>
      <style:text-properties officeooo:rsid="0015cbb8" officeooo:paragraph-rsid="0015cbb8"/>
    </style:style>
    <style:style style:name="P14" style:family="paragraph" style:parent-style-name="Standard">
      <style:paragraph-properties fo:text-align="start" style:justify-single-word="false"/>
      <style:text-properties officeooo:rsid="00163d54" officeooo:paragraph-rsid="00163d54"/>
    </style:style>
    <style:style style:name="P15" style:family="paragraph" style:parent-style-name="Standard">
      <style:paragraph-properties fo:text-align="start" style:justify-single-word="false"/>
      <style:text-properties officeooo:rsid="001742ff" officeooo:paragraph-rsid="001742ff"/>
    </style:style>
    <style:style style:name="P16" style:family="paragraph" style:parent-style-name="Standard">
      <style:paragraph-properties fo:text-align="start" style:justify-single-word="false"/>
      <style:text-properties officeooo:rsid="001a0a9d" officeooo:paragraph-rsid="001a0a9d"/>
    </style:style>
    <style:style style:name="P17" style:family="paragraph" style:parent-style-name="Standard">
      <style:text-properties style:font-name="Liberation Serif" fo:font-size="12pt" officeooo:rsid="001a0a9d" officeooo:paragraph-rsid="001a0a9d"/>
    </style:style>
    <style:style style:name="P18" style:family="paragraph" style:parent-style-name="Standard">
      <style:text-properties style:font-name="Liberation Serif" fo:font-size="12pt" officeooo:rsid="001b689d" officeooo:paragraph-rsid="001b689d"/>
    </style:style>
    <style:style style:name="P19" style:family="paragraph" style:parent-style-name="Standard">
      <style:text-properties style:font-name="Liberation Serif" fo:font-size="12pt" officeooo:rsid="001c3bee" officeooo:paragraph-rsid="001c3bee"/>
    </style:style>
    <style:style style:name="P20" style:family="paragraph" style:parent-style-name="Standard">
      <style:paragraph-properties fo:text-align="start" style:justify-single-word="false"/>
      <style:text-properties style:font-name="Liberation Serif" officeooo:rsid="001a0a9d" officeooo:paragraph-rsid="001a0a9d"/>
    </style:style>
    <style:style style:name="P21" style:family="paragraph" style:parent-style-name="Standard">
      <style:text-properties officeooo:rsid="00208a71" officeooo:paragraph-rsid="00208a71"/>
    </style:style>
    <style:style style:name="P22" style:family="paragraph" style:parent-style-name="Standard">
      <style:text-properties officeooo:rsid="00226278" officeooo:paragraph-rsid="00226278"/>
    </style:style>
    <style:style style:name="P23" style:family="paragraph" style:parent-style-name="Standard">
      <style:paragraph-properties fo:text-align="start" style:justify-single-word="false"/>
      <style:text-properties officeooo:rsid="00264fb8" officeooo:paragraph-rsid="00264fb8"/>
    </style:style>
    <style:style style:name="P24" style:family="paragraph" style:parent-style-name="Standard">
      <style:paragraph-properties fo:text-align="start" style:justify-single-word="false"/>
      <style:text-properties officeooo:rsid="002745ce" officeooo:paragraph-rsid="002745ce"/>
    </style:style>
    <style:style style:name="P25" style:family="paragraph" style:parent-style-name="Standard">
      <style:paragraph-properties fo:text-align="start" style:justify-single-word="false"/>
      <style:text-properties officeooo:rsid="0011ab37" officeooo:paragraph-rsid="0011ab37"/>
    </style:style>
    <style:style style:name="P26" style:family="paragraph" style:parent-style-name="Footnote">
      <style:text-properties officeooo:rsid="001a0a9d" officeooo:paragraph-rsid="001a0a9d"/>
    </style:style>
    <style:style style:name="P27" style:family="paragraph" style:parent-style-name="Footnote">
      <style:text-properties officeooo:paragraph-rsid="001eb0ef"/>
    </style:style>
    <style:style style:name="P28" style:family="paragraph" style:parent-style-name="Footnote">
      <style:text-properties officeooo:paragraph-rsid="002de64c"/>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7cm" style:type="right" style:leader-style="dotted" style:leader-text="."/>
        </style:tab-stops>
      </style:paragraph-properties>
    </style:style>
    <style:style style:name="P31" style:family="paragraph" style:parent-style-name="Contents_20_3">
      <style:paragraph-properties>
        <style:tab-stops>
          <style:tab-stop style:position="17cm" style:type="right" style:leader-style="dotted" style:leader-text="."/>
        </style:tab-stops>
      </style:paragraph-properties>
    </style:style>
    <style:style style:name="P32" style:family="paragraph" style:parent-style-name="Standard" style:master-page-name="First_20_Page">
      <style:paragraph-properties fo:text-align="center" style:justify-single-word="false" style:page-number="auto"/>
      <style:text-properties officeooo:rsid="0005c47e" officeooo:paragraph-rsid="0005c47e"/>
    </style:style>
    <style:style style:name="P33" style:family="paragraph" style:parent-style-name="Standard" style:master-page-name="First_20_Page">
      <style:paragraph-properties fo:text-align="start" style:justify-single-word="false" style:page-number="auto" fo:break-before="page"/>
      <style:text-properties officeooo:rsid="00066f35" officeooo:paragraph-rsid="00066f35"/>
    </style:style>
    <style:style style:name="P34" style:family="paragraph" style:parent-style-name="Standard" style:master-page-name="First_20_Page">
      <style:paragraph-properties fo:text-align="start" style:justify-single-word="false" style:page-number="auto" fo:break-before="page"/>
      <style:text-properties officeooo:rsid="000a61f3" officeooo:paragraph-rsid="000a61f3"/>
    </style:style>
    <style:style style:name="P35" style:family="paragraph" style:parent-style-name="Standard" style:master-page-name="Standard">
      <style:paragraph-properties style:page-number="auto"/>
    </style:style>
    <style:style style:name="P36" style:family="paragraph" style:parent-style-name="Standard" style:master-page-name="Endseiten">
      <style:paragraph-properties fo:text-align="start" style:justify-single-word="false" style:page-number="auto" fo:break-before="page"/>
      <style:text-properties officeooo:rsid="000baf5e" officeooo:paragraph-rsid="000baf5e"/>
    </style:style>
    <style:style style:name="P37" style:family="paragraph" style:parent-style-name="Standard">
      <style:paragraph-properties fo:text-align="start" style:justify-single-word="false"/>
      <style:text-properties officeooo:rsid="002e54d1" officeooo:paragraph-rsid="002e54d1"/>
    </style:style>
    <style:style style:name="P38" style:family="paragraph" style:parent-style-name="Standard">
      <style:paragraph-properties fo:text-align="start" style:justify-single-word="false"/>
      <style:text-properties officeooo:rsid="003173a7" officeooo:paragraph-rsid="003173a7"/>
    </style:style>
    <style:style style:name="P39" style:family="paragraph" style:parent-style-name="Standard">
      <style:paragraph-properties fo:text-align="start" style:justify-single-word="false"/>
      <style:text-properties officeooo:rsid="00163d54" officeooo:paragraph-rsid="00163d54"/>
    </style:style>
    <style:style style:name="P40" style:family="paragraph" style:parent-style-name="Contents_20_Heading" style:master-page-name="First_20_Page">
      <style:paragraph-properties style:page-number="auto" fo:break-before="page"/>
    </style:style>
    <style:style style:name="P41" style:family="paragraph" style:parent-style-name="Illustration_20_Index_20_Heading" style:master-page-name="First_20_Page">
      <style:paragraph-properties style:page-number="auto" fo:break-before="page"/>
    </style:style>
    <style:style style:name="P42" style:family="paragraph" style:parent-style-name="Table_20_index_20_heading" style:master-page-name="First_20_Page">
      <style:paragraph-properties style:page-number="auto" fo:break-before="page"/>
    </style:style>
    <style:style style:name="P43" style:family="paragraph" style:parent-style-name="Heading_20_1" style:master-page-name="Standard">
      <style:paragraph-properties style:page-number="1" fo:break-before="page"/>
    </style:style>
    <style:style style:name="P44" style:family="paragraph" style:parent-style-name="Heading_20_1" style:master-page-name="Standard">
      <style:paragraph-properties style:page-number="auto" fo:break-before="page"/>
    </style:style>
    <style:style style:name="P45" style:family="paragraph" style:parent-style-name="Heading_20_2" style:master-page-name="Standard">
      <style:paragraph-properties style:page-number="auto"/>
    </style:style>
    <style:style style:name="P46" style:family="paragraph" style:parent-style-name="Bibliography_20_Heading" style:master-page-name="Endseiten">
      <style:paragraph-properties style:page-number="auto" fo:break-before="page"/>
    </style:style>
    <style:style style:name="T1" style:family="text">
      <style:text-properties officeooo:rsid="002a71ad"/>
    </style:style>
    <style:style style:name="T2" style:family="text">
      <style:text-properties officeooo:rsid="00066f35"/>
    </style:style>
    <style:style style:name="T3" style:family="text">
      <style:text-properties officeooo:rsid="0006fabe"/>
    </style:style>
    <style:style style:name="T4" style:family="text">
      <style:text-properties fo:font-style="italic" style:font-style-asian="italic"/>
    </style:style>
    <style:style style:name="T5" style:family="text">
      <style:text-properties officeooo:rsid="0011ab37"/>
    </style:style>
    <style:style style:name="T6" style:family="text">
      <style:text-properties officeooo:rsid="0015cbb8"/>
    </style:style>
    <style:style style:name="T7" style:family="text">
      <style:text-properties officeooo:rsid="001c3bee"/>
    </style:style>
    <style:style style:name="T8" style:family="text">
      <style:text-properties officeooo:rsid="001de181"/>
    </style:style>
    <style:style style:name="T9" style:family="text">
      <style:text-properties officeooo:rsid="001eb0ef"/>
    </style:style>
    <style:style style:name="T10" style:family="text">
      <style:text-properties style:font-name="Liberation Serif" fo:font-size="12pt" officeooo:rsid="001c3bee"/>
    </style:style>
    <style:style style:name="T11" style:family="text">
      <style:text-properties style:font-name="Liberation Serif" fo:font-size="12pt" officeooo:rsid="001de181"/>
    </style:style>
    <style:style style:name="T12" style:family="text">
      <style:text-properties officeooo:rsid="00208a71"/>
    </style:style>
    <style:style style:name="T13" style:family="text">
      <style:text-properties fo:font-variant="normal" fo:text-transform="none" style:text-position="0% 100%" fo:font-style="normal" style:text-underline-style="none" fo:font-weight="normal"/>
    </style:style>
    <style:style style:name="T14" style:family="text">
      <style:text-properties officeooo:rsid="00226278"/>
    </style:style>
    <style:style style:name="T15" style:family="text">
      <style:text-properties officeooo:rsid="00233114"/>
    </style:style>
    <style:style style:name="T16" style:family="text">
      <style:text-properties officeooo:rsid="0024609a"/>
    </style:style>
    <style:style style:name="T17" style:family="text">
      <style:text-properties officeooo:rsid="0027b341"/>
    </style:style>
    <style:style style:name="T18" style:family="text">
      <style:text-properties officeooo:rsid="0028b489"/>
    </style:style>
    <style:style style:name="T19" style:family="text">
      <style:text-properties officeooo:rsid="002de64c"/>
    </style:style>
    <style:style style:name="T20" style:family="text">
      <style:text-properties officeooo:rsid="000f9d66"/>
    </style:style>
    <style:style style:name="T21" style:family="text">
      <style:text-properties officeooo:rsid="002e54d1"/>
    </style:style>
    <style:style style:name="T22" style:family="text">
      <style:text-properties officeooo:rsid="003173a7"/>
    </style:style>
    <style:style style:name="T23" style:family="text">
      <style:text-properties officeooo:rsid="0032b6d5"/>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Universität Leipzig</text:p>
      <text:p text:style-name="P3">Fakultät für Mathematik und Informatik</text:p>
      <text:p text:style-name="P3">Institut für Informatik</text:p>
      <text:p text:style-name="P3"/>
      <text:p text:style-name="P4">Implementierung eines <text:span text:style-name="T2">Dokumenten-Management-Systems</text:span> mit einer Graphdatenbank auf Basis der DIN EN 82045 Norm</text:p>
      <text:p text:style-name="P3"/>
      <text:p text:style-name="P3"/>
      <text:p text:style-name="P3"/>
      <text:p text:style-name="P3">Bachelorarbeit</text:p>
      <text:p text:style-name="P3"/>
      <text:p text:style-name="P5">Betreuender Hochschullehrer/Dozent(en):<text:tab/>Prof. Dr. Ing. habil. Klaus-Peter Fähnrich</text:p>
      <text:p text:style-name="P5">Betreuender Assistent:<text:tab/><text:tab/><text:tab/>Johannes Schmidt</text:p>
      <text:p text:style-name="P5"/>
      <text:p text:style-name="P6">Leipzig, &lt;nachtragen&gt;<text:tab/><text:tab/><text:tab/>vorgelegt von:<text:tab/><text:tab/>&lt;name&gt;</text:p>
      <text:p text:style-name="P6"><text:tab/><text:tab/><text:tab/><text:tab/><text:tab/><text:tab/><text:tab/><text:tab/><text:tab/>&lt;mat-nr&gt;</text:p>
      <text:p text:style-name="P6"><text:tab/><text:tab/><text:tab/><text:tab/><text:tab/><text:tab/><text:tab/><text:tab/><text:tab/>Studiengang Informatik</text:p>
      <text:p text:style-name="P6"/>
      <text:p text:style-name="P6"/>
      <text:p text:style-name="P33">Zusammenfassung</text:p>
      <text:p text:style-name="P7"/>
      <text:p text:style-name="P8">In der vorliegenden Bachelorarbeit geht es darum <text:span text:style-name="T22">zu untersuchen wie sich</text:span> Dokumenten-<text:span text:style-name="T22">Management-Systeme(DMSs) mit Graphdatenbanken(GDBs) integrieren lassen. <text:s/>Dazu wird ein Prototyp entwickelt. Um das Datenmodell möglichst realistisch zu implementieren wird auf eine bereits vorhandene Ausarbeitung zurück gegriffen. Diese ist die DIN EN 82045 Norm(82045). Besonderes Augenmerk soll auf 2 Fragen gelegt werden. Zum einen wie gut sich eine GDB mit einem DMS integrieren lässt und was dabei zu beachten sein könnte? Zum anderen wie geeignet die 82045 für die Implementierung eines DMS im Allgemeinen und mit einer GDB im besonderen ist?</text:span></text:p>
      <text:p text:style-name="P8"/>
      <text:p text:style-name="P8"/>
      <text:p text:style-name="P9"/>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0">Inhaltsverzeichnis</text:p>
          </text:index-title>
          <text:p text:style-name="P29"><text:a xlink:type="simple" xlink:href="#__RefHeading__529_816806860" text:style-name="Index_20_Link" text:visited-style-name="Index_20_Link">1 Einleitung<text:tab/>1</text:a></text:p>
          <text:p text:style-name="P30"><text:a xlink:type="simple" xlink:href="#__RefHeading__129_1591488982" text:style-name="Index_20_Link" text:visited-style-name="Index_20_Link">1.1 Motivation<text:tab/>1</text:a></text:p>
          <text:p text:style-name="P30"><text:a xlink:type="simple" xlink:href="#__RefHeading__131_1591488982" text:style-name="Index_20_Link" text:visited-style-name="Index_20_Link">1.2 Aufbau der Arbeit<text:tab/>1</text:a></text:p>
          <text:p text:style-name="P29"><text:a xlink:type="simple" xlink:href="#__RefHeading__133_1591488982" text:style-name="Index_20_Link" text:visited-style-name="Index_20_Link">2 Grundlagen<text:tab/>2</text:a></text:p>
          <text:p text:style-name="P30"><text:a xlink:type="simple" xlink:href="#__RefHeading__135_1591488982" text:style-name="Index_20_Link" text:visited-style-name="Index_20_Link">2.1 Dokumentenmanagementsysteme<text:tab/>2</text:a></text:p>
          <text:p text:style-name="P30"><text:a xlink:type="simple" xlink:href="#__RefHeading__217_331427522" text:style-name="Index_20_Link" text:visited-style-name="Index_20_Link">2.2 DIN EN 82045<text:tab/>3</text:a></text:p>
          <text:p text:style-name="P30"><text:a xlink:type="simple" xlink:href="#__RefHeading__219_331427522" text:style-name="Index_20_Link" text:visited-style-name="Index_20_Link">2.3 Graphdatenbanken und Neo4J<text:tab/>4</text:a></text:p>
          <text:p text:style-name="P30"><text:a xlink:type="simple" xlink:href="#__RefHeading__221_331427522" text:style-name="Index_20_Link" text:visited-style-name="Index_20_Link">2.4 Verwendeter Technologiestack<text:tab/>5</text:a></text:p>
          <text:p text:style-name="P31"><text:a xlink:type="simple" xlink:href="#__RefHeading__223_331427522" text:style-name="Index_20_Link" text:visited-style-name="Index_20_Link">2.4.1 Spring<text:tab/>5</text:a></text:p>
          <text:p text:style-name="P31"><text:a xlink:type="simple" xlink:href="#__RefHeading__225_331427522" text:style-name="Index_20_Link" text:visited-style-name="Index_20_Link">2.4.2 AngularJS<text:tab/>5</text:a></text:p>
          <text:p text:style-name="P31"><text:a xlink:type="simple" xlink:href="#__RefHeading__227_331427522" text:style-name="Index_20_Link" text:visited-style-name="Index_20_Link">2.4.3 Spring Data Neo4J<text:tab/>5</text:a></text:p>
        </text:index-body>
      </text:table-of-content>
      <text:p text:style-name="P9"/>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41">Abbildungsverzeichnis</text:p>
          </text:index-title>
        </text:index-body>
      </text:illustration-index>
      <text:p text:style-name="P9"/>
      <text:p text:style-name="P34">Abkürzungsverzeichnis</text:p>
      <text:p text:style-name="P9">DMS<text:tab/><text:tab/>Dokumenten-<text:span text:style-name="T22">M</text:span>anagement-<text:span text:style-name="T22">S</text:span>ystem</text:p>
      <text:p text:style-name="P9">82045<text:tab/><text:tab/>DIN EN 82045 Norm</text:p>
      <text:p text:style-name="P25">DBS<text:tab/><text:tab/>Datenbanksystem</text:p>
      <text:p text:style-name="P37">GDB<text:tab/><text:tab/>Graphdatenbank</text:p>
      <text:p text:style-name="P38">GDBS<text:tab/><text:tab/>Graphdatenbanksystem</text:p>
      <text:p text:style-name="P9"/>
      <text:p text:style-name="P9"/>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P42">Tabellenverzeichnis</text:p>
          </text:index-title>
        </text:index-body>
      </text:table-index>
      <text:p text:style-name="P9"/>
      <text:h text:style-name="P43" text:outline-level="1"><text:bookmark-start text:name="__RefHeading__529_816806860"/>1 Einleitung<text:bookmark-end text:name="__RefHeading__529_816806860"/></text:h>
      <text:p text:style-name="Standard"><text:span text:style-name="T20">Dokumenten-Management-Systeme gehören zu den etablierten Systemen der modernen IT-Landschaft.So gab es bereits Anfang der 90er Jahre erste Systeme auf dem Markt</text:span><text:reference-mark-start text:name="ZOTERO_ITEM CSL_CITATION {&quot;citationID&quot;:&quot;fIDJJ09z&quot;,&quot;properties&quot;:{&quot;formattedCitation&quot;:&quot;[1, S. 7]&quot;,&quot;plainCitation&quot;:&quot;[1, S. 7]&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7&quot;,&quot;label&quot;:&quot;page&quot;}],&quot;schema&quot;:&quot;https://github.com/citation-style-language/schema/raw/master/csl-citation.json&quot;} RND3XZVMHyaJs"/><text:span text:style-name="T20">[1, S. 7]</text:span><text:reference-mark-end text:name="ZOTERO_ITEM CSL_CITATION {&quot;citationID&quot;:&quot;fIDJJ09z&quot;,&quot;properties&quot;:{&quot;formattedCitation&quot;:&quot;[1, S. 7]&quot;,&quot;plainCitation&quot;:&quot;[1, S. 7]&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7&quot;,&quot;label&quot;:&quot;page&quot;}],&quot;schema&quot;:&quot;https://github.com/citation-style-language/schema/raw/master/csl-citation.json&quot;} RND3XZVMHyaJs"/><text:span text:style-name="T20">. Viele der heute angebotenen Produkte sind technisch ausgereift und seit vielen Jahren in der aktiven (Weiter-) Entwicklung. Dadurch sind die Markteintrittsbarrieren für neue Wettbewerber hoch. Der Anreiz für die Unternehmen fundamentale Veränderungen beispielsweise bei der Datenbanktechnologie vorzunehmen ist eher gering und wird nur vorgenommen werden, wenn der Nutzen sehr deutlich und gewichtig zu sein scheint.</text:span></text:p>
      <text:p text:style-name="P11">Die NoSQL-Technologien sind <text:span text:style-name="T5">dem gegenüber</text:span> eher in den 2000er Jahren in den Fokus der Software- /<text:span text:style-name="T5">System</text:span>architekten geraten. <text:span text:style-name="T21">Graphdatenbanken(GDBs) im Besonderen, haben gegenüber klassischen relationalen Datenbanksystemen(DBS) schon immer ein Schattendasein geführt und tun dies bis heute</text:span><text:span text:style-name="T21"><text:note text:id="ftn1" text:note-class="footnote"><text:note-citation>1</text:note-citation><text:note-body><text:p text:style-name="P28"><text:tab/><text:a xlink:type="simple" xlink:href="http://db-engines.com/en/ranking/"><text:span text:style-name="T19">http://db-engines.com/en/ranking/</text:span></text:a><text:span text:style-name="T19"> Abgerufen am 27.04.2016</text:span></text:p></text:note-body></text:note></text:span><text:span text:style-name="T21">. Dabei könnten sich durch den Einsatz solcher Systeme, entweder als vollständiger Ersatz oder in einem „Polyglot Persistence“-Ansatz</text:span><text:span text:style-name="T21"><text:note text:id="ftn2" text:note-class="footnote"><text:note-citation>2</text:note-citation><text:note-body><text:p text:style-name="P27"><text:tab/><text:a xlink:type="simple" xlink:href="https://mva.microsoft.com/en-US/training-courses/polyglot-persistence-choosing-the-right-azure-storage-mix-8465?l=Lpa8p6Wz_904984382"><text:span text:style-name="T9">https://mva.microsoft.com/en-US/training-courses/polyglot-persistence-choosing-the-right-azure-storage-mix-8465?l=Lpa8p6Wz_904984382</text:span></text:a><text:span text:style-name="T9"><text:tab/>Abgerufen am 20.04.2016</text:span></text:p></text:note-body></text:note></text:span><text:span text:style-name="T21">, gravierende Vorteile ergeben.</text:span></text:p>
      <text:p text:style-name="P12">Dadurch das DMS<text:span text:style-name="T22">s</text:span> bereits so lange und in großem Umfang in Verwendung sind haben sich <text:span text:style-name="T22">schon</text:span> viele Menschen damit beschäftigt Standards im Umfeld dieser Systeme zu entwickeln. Das kennenlernen dieser Systeme und die aktive Erforschung wird dadurch erleichtert. So kann in dieser Bachelorarbeit auf die 82045 zurück gegriffen werden. Dadurch muss ein Datenmodell nicht erst mühsam neu entworfen werden, sondern kann (fast) direkt genutzt werden um einen Prototypen zu entwickeln.</text:p>
      <text:p text:style-name="P12"/>
      <text:h text:style-name="Heading_20_2" text:outline-level="2"><text:bookmark-start text:name="__RefHeading__129_1591488982"/>1.1 Motivation<text:bookmark-end text:name="__RefHeading__129_1591488982"/></text:h>
      <text:p text:style-name="P12"/>
      <text:p text:style-name="P13">Es soll untersucht werden wie sich ein DMS mit einem Graphdatenbanksystemen<text:span text:style-name="T22">(GDBS)</text:span> integrieren lässt. <text:span text:style-name="T21">Hierzu wird ein Prototyp entwickelt.</text:span> Des weiteren wird die 82045 in einer reduzierten Variante als Grundlage für das Datenmodell verwendet. Es wird eine Diskussion über die Benutzbarkeit der 82045 für die Implementierung eines DMS im Allgemeinen und eines DMS mit Graphdatenbank <text:span text:style-name="T21">im Besonderen</text:span> geben. Der Leser soll dadurch in die Lage versetzt werden besser einzuschätzen ob ein DMS mit <text:span text:style-name="T22">GDB</text:span> auf der Grundlage der 82045 überhaupt realisierbar ist. Und wenn es sich als realisierbar heraus stellen sollte, welche Aspekte zu beachten sein könnten und ob der Nutzen den Aufwand rechtfertigt.</text:p>
      <text:p text:style-name="P13"/>
      <text:h text:style-name="Heading_20_2" text:outline-level="2"><text:bookmark-start text:name="__RefHeading__131_1591488982"/>1.2 <text:span text:style-name="T6">Aufbau</text:span> der Arbeit<text:bookmark-end text:name="__RefHeading__131_1591488982"/></text:h>
      <text:p text:style-name="P13"/>
      <text:p text:style-name="P13">Im Kapitel 2 wird auf die Grundlagen eingegangen, die zum weiteren Verständnis der Bachelorarbeit benötigt werden.</text:p>
      <text:p text:style-name="P13">Kapitel 3 beschäftigt sich mit blub</text:p>
      <text:p text:style-name="P13"/>
      <text:p text:style-name="P13"/>
      <text:h text:style-name="P44" text:outline-level="1"><text:bookmark-start text:name="__RefHeading__133_1591488982"/>2 Grundlagen<text:bookmark-end text:name="__RefHeading__133_1591488982"/></text:h>
      <text:p text:style-name="P14"/>
      <text:p text:style-name="P14">In diesem Kapitel <text:span text:style-name="T23">w</text:span>erden die Voraussetzungen geschaffen um diese Arbeit zu verstehen. </text:p>
      <text:h text:style-name="Heading_20_2" text:outline-level="2"><text:bookmark-start text:name="__RefHeading__135_1591488982"/>2.1 Dokumenten-<text:span text:style-name="T23">M</text:span>anagement-<text:span text:style-name="T23">S</text:span>ysteme<text:bookmark-end text:name="__RefHeading__135_1591488982"/></text:h>
      <text:p text:style-name="P16">Um zu verstehen, was ein DMS ist wollen wir uns erst einmal der Frage widmen: Was verstehen wir unter einem Dokument? Die Verwendung dieses Begriffs im Alltag und wie wir ihn in dieser Arbeit verstehen wollen weichen doch erheblich von einander ab. Folgende offizielle Definition wollen wir als Grundlage verwenden:</text:p>
      <text:p text:style-name="P16"/>
      <text:p text:style-name="Quotations">„Ein Dokument ist eine festgelegte und strukturierte Menge von Informationen, die als Einheit verwaltet und zwischen Anwendern und Systemen ausgetauscht werden kann.“<text:note text:id="ftn3" text:note-class="footnote"><text:note-citation>3</text:note-citation><text:note-body><text:p text:style-name="P26"><text:tab/>Definition nach ISO 8613-1</text:p></text:note-body></text:note></text:p>
      <text:p text:style-name="P17">Dem gegenüber wird ein Dokument im klassischen Sinne eher mit einem aus Papier bestehenden Schriftstück gleich gesetzt. Heutzutage ist durch die immer weiter fortschreitende Digitalisierung unseres Lebens diese klassische Ansicht nicht mehr zeitgemäß.</text:p>
      <text:p text:style-name="P18">Wi<text:span text:style-name="T7">r</text:span> wollen also im weiteren <text:span text:style-name="T7">ein Dokument wie in der Definition beschrieben betrachten. Dabei kann diese Menge von Informationen durchaus verteilt vorliegen. Beispielsweise könnte es mehrere Rechner geben in deren Dateisystemen die eigentlichen Schriftstücke(Dateien) liegen und einen separaten Datenbankserver für die Metadaten zu den jeweiligen Dokumenten.</text:span></text:p>
      <text:p text:style-name="P19">So ähnlich wie klassische Datenbanksysteme geschaffen wurden um den Umgang mit Daten (-sätzen) maßgeblich zu vereinfachen wurden DMS<text:span text:style-name="T23">s</text:span> geschaffen um die komplizierten Prozesse beim behandeln von Dokumenten beherrschbar, wirtschaftlicher und einfacher benutzbar zu machen. <text:span text:style-name="T8">Stellen wir uns zum Beispiel einen einfachen Prozess der durch ein DMS gemanagt wird vor. Als Annahme setzen wir voraus das die genutzten Programme mit dem DMS integriert sind. Nun will ein Sachbearbeiter ein Dokument speichern. Von ihm werden nur wenige Mausklicks verlangt. Im Hintergrund laufen jedoch je nach Konfiguration und Funktionsumfang des DMS eine Vielzahl von Unterprozessen. Diese könnten sein:</text:span></text:p>
      <text:p text:style-name="Standard"><text:span text:style-name="T10">- </text:span><text:span text:style-name="T11">automatisches feststellen von Metadaten durch ICR</text:span><text:reference-mark-start text:name="ZOTERO_ITEM CSL_CITATION {&quot;citationID&quot;:&quot;rBRyM3Mr&quot;,&quot;properties&quot;:{&quot;formattedCitation&quot;:&quot;[1, S. 200]&quot;,&quot;plainCitation&quot;:&quot;[1, S. 20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00&quot;,&quot;label&quot;:&quot;page&quot;}],&quot;schema&quot;:&quot;https://github.com/citation-style-language/schema/raw/master/csl-citation.json&quot;} RNDSFL3GYzCLS"/>[1, S. 200]<text:reference-mark-end text:name="ZOTERO_ITEM CSL_CITATION {&quot;citationID&quot;:&quot;rBRyM3Mr&quot;,&quot;properties&quot;:{&quot;formattedCitation&quot;:&quot;[1, S. 200]&quot;,&quot;plainCitation&quot;:&quot;[1, S. 20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00&quot;,&quot;label&quot;:&quot;page&quot;}],&quot;schema&quot;:&quot;https://github.com/citation-style-language/schema/raw/master/csl-citation.json&quot;} RNDSFL3GYzCLS"/></text:p>
      <text:p text:style-name="Standard">- <text:span text:style-name="T9">schreiben der Metadaten in ein (verteiltes)(polyglotes) DBS</text:span></text:p>
      <text:p text:style-name="Standard">- <text:span text:style-name="T9">senden von Benachrichtigungen an alle Relevanten Personen</text:span></text:p>
      <text:p text:style-name="Standard">- <text:span text:style-name="T9">automatische Einflussnahme auf zugehörige Tickets im Ticketsystem</text:span></text:p>
      <text:p text:style-name="Standard">- <text:span text:style-name="T9">festlegen wie das Dokument zu archivieren ist</text:span></text:p>
      <text:p text:style-name="Standard">- <text:span text:style-name="T9">archivieren des Dokumentes</text:span></text:p>
      <text:p text:style-name="Standard">- <text:span text:style-name="T9">updaten des Dokumentlebenszykluses</text:span></text:p>
      <text:p text:style-name="Standard">- …</text:p>
      <text:p text:style-name="P21"/>
      <text:p text:style-name="Standard"><text:span text:style-name="T12">Im Allgemeinen werden DMSs genutzt, weil das folgende Vorteile gegenüber einer konventionellen Verwaltung von Dokumenten(also Unmengen von Papier) bietet</text:span><text:reference-mark-start text:name="ZOTERO_ITEM CSL_CITATION {&quot;citationID&quot;:&quot;qn6Sc52V&quot;,&quot;properties&quot;:{&quot;formattedCitation&quot;:&quot;{\\rtf [1, S. 9\\uc0\\u8211{}10]}&quot;,&quot;plainCitation&quot;:&quot;[1, S. 9–1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9-10&quot;,&quot;label&quot;:&quot;page&quot;}],&quot;schema&quot;:&quot;https://github.com/citation-style-language/schema/raw/master/csl-citation.json&quot;} RND8qHktXo4YN"/><text:span text:style-name="T13">[1, S. 9–10]</text:span><text:reference-mark-end text:name="ZOTERO_ITEM CSL_CITATION {&quot;citationID&quot;:&quot;qn6Sc52V&quot;,&quot;properties&quot;:{&quot;formattedCitation&quot;:&quot;{\\rtf [1, S. 9\\uc0\\u8211{}10]}&quot;,&quot;plainCitation&quot;:&quot;[1, S. 9–1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9-10&quot;,&quot;label&quot;:&quot;page&quot;}],&quot;schema&quot;:&quot;https://github.com/citation-style-language/schema/raw/master/csl-citation.json&quot;} RND8qHktXo4YN"/>:</text:p>
      <text:p text:style-name="Standard">- <text:span text:style-name="T12">Unabhängigkeit des Zugriffs von Ort und Zeit</text:span></text:p>
      <text:p text:style-name="Standard">- <text:span text:style-name="T14">Schnelle Verfügbarkeit der Dokumenten</text:span></text:p>
      <text:p text:style-name="Standard">- <text:span text:style-name="T14">Gleichzeitiger Zugriff auf die Dokumente durch mehrere Nutzer</text:span></text:p>
      <text:p text:style-name="P35">- <text:span text:style-name="T14">Transparenz der Prozesse</text:span></text:p>
      <text:p text:style-name="Standard">- <text:span text:style-name="T14">Die Fortschreibung und Historienverwaltung von Dokumenten werden transparent, nachvollziehbar und sicherer</text:span></text:p>
      <text:p text:style-name="Standard">- <text:span text:style-name="T14">Die Weiterleitung bzw. der Umlauf von Dokumenten wird beschleunigt, nachvollziehbar und sicherer</text:span></text:p>
      <text:p text:style-name="Standard">- ...</text:p>
      <text:p text:style-name="P22">Weitere Punkte und Erläuterungen finden sie bei der Quellenangabe.</text:p>
      <text:p text:style-name="Standard"><text:span text:style-name="T15">Abschließend muss noch gesagt werden, dass DMSs heutzutage kaum noch als separierte Softwareprodukte verwendet werden. Meistens sind sie ein Bestandteil einer integrierten unternehmensweiten IT-Strategie. Diese wird oft unter dem Namen ECM vermarktet</text:span><text:reference-mark-start text:name="ZOTERO_ITEM CSL_CITATION {&quot;citationID&quot;:&quot;rWyF8TMT&quot;,&quot;properties&quot;:{&quot;formattedCitation&quot;:&quot;{\\rtf [1, S. 131\\uc0\\u8211{}132]}&quot;,&quot;plainCitation&quot;:&quot;[1, S. 131–132]&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131-132&quot;,&quot;label&quot;:&quot;page&quot;}],&quot;schema&quot;:&quot;https://github.com/citation-style-language/schema/raw/master/csl-citation.json&quot;} RNDXBimw09Xf0"/><text:span text:style-name="T13">[1, S. 131–132]</text:span><text:reference-mark-end text:name="ZOTERO_ITEM CSL_CITATION {&quot;citationID&quot;:&quot;rWyF8TMT&quot;,&quot;properties&quot;:{&quot;formattedCitation&quot;:&quot;{\\rtf [1, S. 131\\uc0\\u8211{}132]}&quot;,&quot;plainCitation&quot;:&quot;[1, S. 131–132]&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131-132&quot;,&quot;label&quot;:&quot;page&quot;}],&quot;schema&quot;:&quot;https://github.com/citation-style-language/schema/raw/master/csl-citation.json&quot;} RNDXBimw09Xf0"/>. <text:span text:style-name="T16">Um die Aufgabenstellung dieser Arbeit beherrschbar zu halten wollen wir im weiteren DMSs als separierte Softwareprodukte betrachten.</text:span></text:p>
      <text:p text:style-name="P20"/>
      <text:h text:style-name="Heading_20_2" text:outline-level="2"><text:bookmark-start text:name="__RefHeading__217_331427522"/>2.2 DIN EN 82045<text:bookmark-end text:name="__RefHeading__217_331427522"/></text:h>
      <text:p text:style-name="P23">Die DIN EN 82045 ist ein Versuch Dokumentenmanageme<text:span text:style-name="T21">n</text:span>t zu standardisieren. Sie besteht aus 2 Teilen. Teil 1 behandelt Prinzipien u<text:span text:style-name="T21">n</text:span>d Methoden des Dokumentenmanagements[Verweis 1]. Teil 2 behandelt Metadaten und und Informationsreferenzmodelle[Verweis 2]. Im Allgemei<text:span text:style-name="T21">n</text:span>en sind DMS<text:span text:style-name="T23">s</text:span> sehr stark auf Standards angewiesen[1 S. 231], um dieses Bedürfnis zu befriedigen wurde diese Norm erschaffen. </text:p>
      <text:p text:style-name="P23">Der <text:span text:style-name="T21">gesamte</text:span> Teil 1 dient dazu Begriffe und Konzepte im DMS-Umfeld zu definieren beziehungsweise zu erläutern. Er kann als eine Einführung in DMSs verstanden werden. Da diese Funktion besser von dem verwendeten Buch[1] erfüllt wird, soll auf den Teil 1 in dieser Arbeit nicht weiter eingegangen werden. Der interessierte Leser sei dennoch darauf hingewiesen, dass einige Aspekte dieses Teils das <text:span text:style-name="T18">Verständnis</text:span> des 2. Teils erleichtern bzw. neue Blickwinkel auf diesen liefern können. </text:p>
      <text:p text:style-name="P23">Teil 2 bietet ein Informationsreferenzmodell für die Metadaten die im Zusammenhang mit DMSs benötigt werden könnten. Dieser Teil ist <text:span text:style-name="T18">verhältnismäßig</text:span> schwer zu verstehen, benötigt mehrfaches durchlesen und einiges an Zeit. An dieser Stelle soll versucht werden den Verständnisprozess durch Hinweise auf einige Aspekte zu beschleunigen. </text:p>
      <text:p text:style-name="P23">Im wesentlichen können 4 Metadatenmodelle in diesem Schriftstück gefunden werden: </text:p>
      <text:p text:style-name="P23">(1)<text:tab/>die Metadatentabelle[S. 17-38] </text:p>
      <text:p text:style-name="P23">(2)<text:tab/>die Liste der Entitäten[S. 39-75] </text:p>
      <text:p text:style-name="P23">(3)<text:tab/>der EXPRESS Quellcode[S. 76-82][Verweis auf EXPESS in Literaturv.] </text:p>
      <text:p text:style-name="P23">(4)<text:tab/>die DTD[S. 88-94] </text:p>
      <text:p text:style-name="P23">Auf den Ersten Blick könnte der Leser annehmen, dass diese Modelle alle nur verschiedene Representationsformen eines einzigen Informationsreferenzmodells sind. Das alle 4 aber im Kern semantisch äquivalent seien. Dem ist zwar nicht so, aber trotzdem <text:span text:style-name="T23">kann</text:span> gesagt werden, dass alle 4 im wesentlichen übereinstimmen. Die Unterschiede ergeben sich durch die Ausdruckskraft der gewählten Modellierungssprache. Die Metadatentabelle bspw. beinhaltet keine Beziehungen zwischen Attributen und keine Hierarchie. EXPRESS hingegen ist sehr gut geeignet um beides auszudrücken. Des weiteren weichen die Namen in den <text:span text:style-name="T23">einzelnen</text:span> Modellen teilweise voneinander ab oder sind je nach betrachteter Richtung abstrahiert bzw. spezialisiert[S. 5]. </text:p>
      <text:p text:style-name="P23">Die Norm hat im Grunde 2 Anwendungsbereiche. Zum einen als Referenzmodell für die Implementierung eines DMS und zum anderen für den <text:span text:style-name="T18">standardisierten</text:span> Datenaustausch[S. 7]. Da DTDs in erster Linie zur Validierung von (XML-)Dokumenten angewendet werden, sollte die DTD für den Datenaustausch genutzt werden. Und da das EXPRESS-Modell einem UML-Modell sehr ähnlich ist und UML Java sehr ähnlich ist sollte dieses als Grundlage für die Implementierung ei<text:span text:style-name="T18">n</text:span>es DMS verwendet werden. Die Metadatentabelle und die Liste der Entitäten sind sema<text:span text:style-name="T18">n</text:span>tisch am schwächsten und sollten als Referenz zum nachschlagen oder zur Inspiration verwendet werden.</text:p>
      <text:h text:style-name="P45" text:outline-level="2"><text:bookmark-start text:name="__RefHeading__219_331427522"/>2.3 Graphdatenbanken und Neo4J<text:bookmark-end text:name="__RefHeading__219_331427522"/></text:h>
      <text:p text:style-name="P24">Es gibt unzählige Möglichkeiten die Daten und Prozesse der realen Welt zu modellieren. Eine der unserer Art zu denken am nächsten kommenden Weisen ist die Modellierung als Graph. <text:span text:style-name="T23">GDBs</text:span> führen gegenüber den relationalen DBSs ein Schattendasein[beleg online vergleich]. Dies ist aber nur durch die historische Entwicklung und den damit verbundenen Forschungsvorsprung zu erklären. In <text:span text:style-name="T18">W</text:span>ahrheit liegt dem Menschen die Art in Relationen zu denken viel weniger als ein <text:span text:style-name="T18">g</text:span>raphbasierter Ansatz. </text:p>
      <text:p text:style-name="P24">Was ein Graph ist und welche Grundlegenden Konzepte damit einher gehen wird für diese Arbeit vorausgesetzt, weil es keinen Sinn macht ohne dieses Wissen diese Arbeit verstehen zu wollen und die <text:span text:style-name="T23">g</text:span>raphbasierte Denkweise Zeit braucht um gut vom Gehirn assimiliert zu werden. </text:p>
      <text:p text:style-name="P24">Nun ist es natürlich auch <text:span text:style-name="T23">m</text:span>öglich einen Graphen mit einer relationalen Datenbank zu erzeugen und zu verwalten. Das wirft die Frage auf ab wann von einem GDBS die Rede ist. Wir wollen folgende Definition verwenden: </text:p>
      <text:p text:style-name="P24">Eine Graphdatenbank ist jedes Speichersystem, dass Graphstrukturen mit Knoten und Kanten zum speichern von Daten nutzt.(frei übersetzt nach S. 58) </text:p>
      <text:p text:style-name="P24">Also wäre nach dieser Definition ein relationales DBS kein GDBS, weil die Daten als Tabellen gespeichert werden und das DBS keine expliziten Graphstrukturen anbietet. </text:p>
      <text:p text:style-name="P24">Das am meisten verwendete Untermodell ist das sogenannte "(labelled) property graph model"[S. 58]. Der Graph besteht dabei aus Knoten und Kanten. Dabei können beide eine beliebige Anzahl an Eigenschaften(properties) enthalten. Diese Eigenschaften werden als Key-Value-Paare gespeichert. Das "labelled" bedeutet, dass sowohl Knoten als auch Kanten mit einer(Anzahl je nach Funktionsumfang des verwendeten DBS) Beschriftung versehen werden können. </text:p>
      <text:p text:style-name="P24">Auch wenn GDBSs wesentlich öfter verwendet werden könnten/sollten gibt es doch viele Bereiche wo es weniger sinnvoll wäre diese einzusetzen. Negieren wir die implizit entstehende Frage wo es weniger sinnvoll wäre GDBSs einzusetzen und fragen danach wofür diese DBS besonders gut geeignet sind: </text:p>
      <text:p text:style-name="P24">(1) wenn die Daten massiv interrelated/verlinkt sind </text:p>
      <text:p text:style-name="P24">(2) wenn die Anfragen sehr komplex und lang sind </text:p>
      <text:p text:style-name="P24">(3) wenn Anfragen überwiegen, die von Graphtraversierung profitieren können </text:p>
      <text:p text:style-name="P24">(4) wenn das Datenmodell nachträglich geändert werden <text:span text:style-name="T17">können </text:span>soll </text:p>
      <text:p text:style-name="P24">Zu (1): Natürlich macht es nur dann Sinn ein GDBS zu nutzen, wenn es auch (genügend) Kanten im System gibt. Wenn wir uns ein System vorstellen das nur Batch-Processing betreibt, dann ist ein GDBS zwar einsetzbar aber sehr ineffizient. Genauso könnten wir uns ein System vorstellen wo die Daten massiv interrelated sind. Bspw. wird der Datensatz der Panama-Papers[Verweis] auch mit einem GDBS(Neo4J) bearbeitet[beleg aljazera...]. Hier würde der Einsatz eines relationalen DBS durch die schiere Komplexität zu weniger Ergebnissen und wesentlich mehr Aufwand führen. </text:p>
      <text:p text:style-name="P24">Zu (2): Wie bereits erwähnt fällt es Menschen wesentlich leichter im Graphmodell zu denken als im relationalen. Gerade wenn viele Joins in einer Anfrage zusammen kommen ist die Komplexität in relationalen DBS nur noch von Spezialisten beherrschbar. Außerdem ist der reine Schreibaufwand meist höher als bei einem GDBS[beleg suchen]. </text:p>
      <text:p text:style-name="P24">Zu (3): GDBS haben in einigen Bereichen Performanzvorteile und in einigen Bereichen Performanznachteile. Wenn die Anfragen mit Vorteilen nach der gewählten Metrik überwiegen kann ein GDBS sich im Gesamtbild bei der Performance rechnen. Vorteilhafte Anfragen sind bspw. die klassischen "Friend of a Friend of a ... Friend"-Anfragen. Nachteilig sind bspw. Aggregationen wie die Summe aller Verkäufe pro Quartal. </text:p>
      <text:p text:style-name="P24">Zu (4): Wie viele andere NoSQL-Systeme sind auch GDBS wesentlich flexibler was nachträgliche Änderungen ihres Datenmodells angeht als klassische relationale DBS.</text:p>
      <text:p text:style-name="P15"/>
      <text:p text:style-name="P14"/>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Literaturverzeichnis1_Head">
            <text:p text:style-name="P46">Literaturverzeichnis</text:p>
          </text:index-title>
        </text:index-body>
      </text:bibliography>
      <text:section text:style-name="Sect1" text:name="ZOTERO_BIBL {&quot;custom&quot;:[]} CSL_BIBLIOGRAPHY RND7P6LCAzIRP">
        <text:p text:style-name="Bibliography_20_1">[1]<text:tab/>K. Götzer, B. Maier, R. Schmale, K. Rehbock, und T. Komke, Hrsg., <text:span text:style-name="T4">Dokumenten-Management: Informationen im Unternehmen effizient nutzen</text:span>, 5., Vollst. überarb. und <text:s/>Aufl. Heidelberg: dpunkt-Verl, 2014.</text:p>
      </text:section>
      <text:p text:style-name="P36">Erklärung</text:p>
      <text:p text:style-name="P10">Ich versichere, dass ich die vorliegende Arbeit selbständig und nur unter Verwendung der angegebenen Quellen und Hilfsmittel angefertigt habe.</text:p>
      <text:p text:style-name="P10"/>
      <text:p text:style-name="P10">Leipzig, den &lt;blub&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Contents_20_2" style:display-name="Contents 2" style:family="paragraph" style:parent-style-name="Index" style:class="index">
      <style:paragraph-properties fo:margin-left="1cm" fo:margin-right="0cm" fo:text-indent="0cm" style:auto-text-indent="false">
        <style:tab-stops/>
      </style:paragraph-properties>
    </style:style>
    <style:style style:name="Contents_20_3" style:display-name="Contents 3" style:family="paragraph" style:parent-style-name="Index" style:class="index">
      <style:paragraph-properties fo:margin-left="2cm" fo:margin-right="0cm" fo:text-indent="0cm" style:auto-text-indent="false"/>
    </style:style>
    <style:style style:name="Contents_20_10" style:display-name="Contents 10" style:family="paragraph" style:parent-style-name="Index" style:class="index"/>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02dc71f"/>
    </style:style>
    <style:style style:name="MT1" style:family="text">
      <style:text-properties officeooo:rsid="002a71ad"/>
    </style:style>
    <style:page-layout style:name="Mpm1">
      <style:page-layout-properties fo:page-width="21.001cm" fo:page-height="29.7cm" style:num-format="1" style:print-orientation="portrait" fo:margin-top="2cm" fo:margin-bottom="2cm" fo:margin-left="2cm" fo:margin-right="2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2</text:page-number> <text:span text:style-name="MT1">Von </text:span><text:span text:style-name="MT1"><text:expression text:formula="ooow:page-8" office:value-type="float" office:value="4" style:data-style-name="N0">4</text:expression></text:span></text:p>
      </style:footer>
    </style:master-page>
    <style:master-page style:name="First_20_Page" style:display-name="First Page" style:page-layout-name="Mpm2" style:next-style-name="Standard"/>
    <style:master-page style:name="Index" style:page-layout-name="Mpm3">
      <style:footer>
        <text:p text:style-name="MP2"><text:page-number text:select-page="current">0</text:page-number> <text:span text:style-name="MT1">Von </text:span><text:span text:style-name="MT1"><text:expression text:formula="ooow:page-8" office:value-type="float" office:value="0" style:data-style-name="N0">5</text:expression></text:span></text:p>
      </style:footer>
    </style:master-page>
    <style:master-page style:name="Endseiten"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0:57:10.422207876</meta:creation-date>
    <dc:date>2016-04-28T11:07:47.747738027</dc:date>
    <meta:editing-duration>PT3H28M41S</meta:editing-duration>
    <meta:editing-cycles>24</meta:editing-cycles>
    <meta:generator>LibreOffice/4.2.8.2$Linux_X86_64 LibreOffice_project/420m0$Build-2</meta:generator>
    <meta:document-statistic meta:table-count="0" meta:image-count="0" meta:object-count="0" meta:page-count="12" meta:paragraph-count="104" meta:word-count="1981" meta:character-count="14432" meta:non-whitespace-character-count="12500"/>
    <meta:user-defined meta:name="ZOTERO_PREF_1">&lt;data data-version="3" zotero-version="4.0.29.8"&gt;&lt;session id="zvQWWiHD"/&gt;&lt;style id="http://www.zotero.org/styles/ieee" locale="de-DE" hasBibliography="1" bibliographyStyleHasBeenSet="1"/&gt;&lt;prefs&gt;&lt;pref name="fieldType" value="ReferenceMark"/&gt;&lt;pref name="sto</meta:user-defined>
    <meta:user-defined meta:name="ZOTERO_PREF_2">reReferences" value="true"/&gt;&lt;pref name="automaticJournalAbbreviations" value="true"/&gt;&lt;pref name="noteType" value=""/&gt;&lt;/prefs&gt;&lt;/data&gt;</meta:user-defined>
  </office:meta>
</office:document-meta>
</file>